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Homework3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4" office:value-type="float" office:value="0.714285714285714" calcext:value-type="float">
            <text:p>0.7142857143</text:p>
          </table:table-cell>
          <table:table-cell office:value-type="float" office:value="1" calcext:value-type="float">
            <text:p>1</text:p>
          </table:table-cell>
          <table:table-cell table:formula="of:=23/33" office:value-type="float" office:value="0.696969696969697" calcext:value-type="float">
            <text:p>0.696969697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13.5/14" office:value-type="float" office:value="0.964285714285714" calcext:value-type="float">
            <text:p>0.9642857143</text:p>
          </table:table-cell>
          <table:table-cell office:value-type="float" office:value="1" calcext:value-type="float">
            <text:p>1</text:p>
          </table:table-cell>
          <table:table-cell table:formula="of:=31/33" office:value-type="float" office:value="0.939393939393939" calcext:value-type="float">
            <text:p>0.9393939394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5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5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12/14" office:value-type="float" office:value="0.857142857142857" calcext:value-type="float">
            <text:p>0.8571428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3</text:p>
          </table:table-cell>
          <table:table-cell office:value-type="float" office:value="1" calcext:value-type="float">
            <text:p>1</text:p>
          </table:table-cell>
          <table:table-cell table:formula="of:=25/33" office:value-type="float" office:value="0.757575757575758" calcext:value-type="float">
            <text:p>0.7575757576</text:p>
          </table:table-cell>
        </table:table-row>
        <table:table-row table:style-name="ro1">
          <table:table-cell office:value-type="string" calcext:value-type="string">
            <text:p>Enzo</text:p>
          </table:table-cell>
          <table:table-cell office:value-type="string" calcext:value-type="string">
            <text:p>Jerez</text:p>
          </table:table-cell>
          <table:table-cell office:value-type="string" calcext:value-type="string">
            <text:p>ejerez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1.5/14" office:value-type="float" office:value="0.821428571428571" calcext:value-type="float">
            <text:p>0.8214285714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5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table:formula="of:=29/33" office:value-type="float" office:value="0.878787878787879" calcext:value-type="float">
            <text:p>0.8787878788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formula="of:=14/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31/33" office:value-type="float" office:value="0.939393939393939" calcext:value-type="float">
            <text:p>0.9393939394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6</text:p>
          </table:table-cell>
          <table:table-cell office:value-type="float" office:value="0" calcext:value-type="float">
            <text:p>0</text:p>
          </table:table-cell>
          <table:table-cell table:formula="of:=25/33" office:value-type="float" office:value="0.757575757575758" calcext:value-type="float">
            <text:p>0.7575757576</text:p>
          </table:table-cell>
        </table:table-row>
        <table:table-row table:style-name="ro1">
          <table:table-cell office:value-type="string" calcext:value-type="string">
            <text:p>Jeanette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jvillanu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12/14" office:value-type="float" office:value="0.857142857142857" calcext:value-type="float">
            <text:p>0.8571428571</text:p>
          </table:table-cell>
          <table:table-cell office:value-type="float" office:value="1" calcext:value-type="float">
            <text:p>1</text:p>
          </table:table-cell>
          <table:table-cell table:formula="of:=25/33" office:value-type="float" office:value="0.757575757575758" calcext:value-type="float">
            <text:p>0.75757575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7">00/00/0000</text:date>, <text:time style:data-style-name="N2" text:time-value="15:14:23.049758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6:00:41.317886206</meta:creation-date>
    <dc:date>2020-03-17T11:31:12.155034254</dc:date>
    <meta:editing-duration>PT5H5M4S</meta:editing-duration>
    <meta:editing-cycles>26</meta:editing-cycles>
    <meta:generator>LibreOffice/5.1.6.2$Linux_X86_64 LibreOffice_project/10m0$Build-2</meta:generator>
    <meta:document-statistic meta:table-count="1" meta:cell-count="140" meta:object-count="0"/>
  </office:meta>
</office:document-meta>
</file>